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e6e6ff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9" style:family="graphic" style:parent-style-name="standard">
      <style:graphic-properties svg:stroke-color="#000000" draw:fill-color="#ffff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draw:marker-start="Circle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4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.5pt" style:font-size-asian="10.5pt" style:font-size-complex="10.5pt"/>
    </style:style>
    <style:style style:name="P6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6cm" svg:height="1.1cm" svg:x="17.809cm" svg:y="3.1cm">
          <text:p text:style-name="P1"><text:span text:style-name="T1">FaceRest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91cm" svg:height="0.666cm" svg:x="24.209cm" svg:y="4.9cm">
          <draw:text-box>
            <text:p text:style-name="P1"><text:span text:style-name="T1">x4</text:span></text:p>
          </draw:text-box>
        </draw:frame>
        <draw:custom-shape draw:style-name="gr1" draw:text-style-name="P2" draw:layer="layout" svg:width="3.7cm" svg:height="1.1cm" svg:x="17.809cm" svg:y="4.6cm">
          <text:p text:style-name="P1"><text:span text:style-name="T1">FaceRest::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4cm" svg:height="1cm" svg:x="1.4cm" svg:y="6.1cm">
          <text:p text:style-name="P1"><text:span text:style-name="T1">UnifiedDataStor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22.0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2.8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23.50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cm" svg:x="22.6cm" svg:y="7.4cm">
          <text:p text:style-name="P1"><text:span text:style-name="T1">DBClient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9.3cm" svg:y="7.4cm">
          <text:p text:style-name="P1"><text:span text:style-name="T1">DBClient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cm" svg:height="1cm" svg:x="26cm" svg:y="7.4cm">
          <text:p text:style-name="P1"><text:span text:style-name="T1">DBClient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1cm" svg:x="19.3cm" svg:y="9.3cm">
          <text:p text:style-name="P1"><text:span text:style-name="T1">DBAgent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1cm" svg:x="15.7cm" svg:y="7.4cm">
          <text:p text:style-name="P1"><text:span text:style-name="T1">DBClientHatoh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1cm" svg:x="12.3cm" svg:y="7.4cm">
          <text:p text:style-name="P1"><text:span text:style-name="T1">DBClientZabb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68cm" svg:height="1cm" svg:x="12.332cm" svg:y="9.301cm">
          <text:p text:style-name="P1"><text:span text:style-name="T1">DBAgentSQLite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7cm" svg:height="1.1cm" svg:x="13.1cm" svg:y="10.9cm">
          <text:p text:style-name="P1"><text:span text:style-name="T2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1.7cm" svg:height="1cm" svg:x="16.7cm" svg:y="10.9cm">
          <text:p text:style-name="P1"><text:span text:style-name="T2">SQLite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draw:layer="layout" svg:width="2cm" svg:height="1.5cm" svg:x="23.7cm" svg:y="17.4cm">
          <text:p text:style-name="P1"><text:span text:style-name="T1"/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0.5cm" svg:height="0.5cm" svg:x="13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13.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49cm" svg:height="1.081cm" svg:x="12.321cm" svg:y="14.4cm">
          <draw:text-box>
            <text:p text:style-name="P1"><text:span text:style-name="T1">Number of target</text:span></text:p>
            <text:p text:style-name="P1"><text:span text:style-name="T1">Zabbix servers</text:span></text:p>
          </draw:text-box>
        </draw:frame>
        <draw:custom-shape draw:style-name="gr3" draw:text-style-name="P2" draw:layer="layout" svg:width="4.6cm" svg:height="0.7cm" svg:x="7.2cm" svg:y="2.6cm">
          <text:p text:style-name="P1"><text:span text:style-name="T1">Ac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8cm" svg:height="1cm" svg:x="5.4cm" svg:y="9.3cm">
          <text:p text:style-name="P1"><text:span text:style-name="T1">ArmZabbix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2cm" svg:x="8.5cm" svg:y="9.3cm">
          <text:p text:style-name="P1"><text:span text:style-name="T1">ArmNagiosNDOUtil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cm" svg:height="2.2cm" svg:x="1.4cm" svg:y="9.3cm">
          <text:p text:style-name="P1"><text:span text:style-name="T1">HatohlArmPluginG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7.2cm" svg:y="4.2cm">
          <text:p text:style-name="P1"><text:span text:style-name="T1">ChildProcess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.2cm" svg:y="3.5cm">
          <text:p text:style-name="P1"><text:span text:style-name="T1">main(): </text:span></text:p>
          <text:p text:style-name="P1"><text:span text:style-name="T1">g_main_loop_run();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6cm" svg:height="1.7cm" svg:x="1.4cm" svg:y="7.4cm">
          <text:p text:style-name="P1"><text:span text:style-name="T1">DataStore, Arm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6.4cm" svg:x="24.2cm" svg:y="10.5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cm" svg:height="10.7cm" draw:transform="rotate (1.5707963267949) translate (1.4cm 12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5cm" svg:height="0.5cm" svg:x="6.53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53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4.574cm" svg:height="1.081cm" svg:x="7.1cm" svg:y="13.319cm">
          <draw:text-box>
            <text:p text:style-name="P4"><text:span text:style-name="T1">One instance per</text:span></text:p>
            <text:p text:style-name="P4"><text:span text:style-name="T1"><text:s text:c="2"/></text:span><text:span text:style-name="T1">target monitoring server</text:span></text:p>
          </draw:text-box>
        </draw:frame>
        <draw:custom-shape draw:style-name="gr9" draw:text-style-name="P2" draw:layer="layout" svg:width="4.4cm" svg:height="0.8cm" svg:x="2.1cm" svg:y="5cm">
          <text:p text:style-name="P1"><text:span text:style-name="T1">Process Glib events</text:span></text:p>
          <draw:enhanced-geometry svg:viewBox="0 0 21600 21600" draw:glue-points="10800 0 0 10800 10800 21600 21600 10800 ?f40 ?f41" draw:text-areas="0 0 21600 21600" draw:type="rectangular-callout" draw:modifiers="10208.5889570552 -127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4.4cm" svg:height="1.6cm" svg:x="12.3cm" svg:y="4cm">
          <text:p text:style-name="P1"><text:span text:style-name="T1">- Create child processes</text:span></text:p>
          <text:p text:style-name="P4"><text:span text:style-name="T1">- Wait for their exit</text:span></text:p>
          <text:p text:style-name="P4"><text:span text:style-name="T1"><text:s text:c="5"/></text:span><text:span text:style-name="T1">and notify it if needed</text:span></text:p>
          <draw:enhanced-geometry svg:viewBox="0 0 21600 21600" draw:glue-points="10800 0 0 10800 10800 21600 21600 10800 ?f40 ?f41" draw:text-areas="0 0 21600 21600" draw:type="rectangular-callout" draw:modifiers="-4358.28220858896 13612.99188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0.9cm" svg:height="1.4cm" svg:x="19.109cm" svg:y="5.4cm">
          <text:p/>
          <draw:enhanced-geometry svg:viewBox="0 0 21600 21600" draw:text-areas="?f0 ?f8 ?f2 ?f9" draw:type="up-down-arrow" draw:modifiers="5849.50055493896 7739.6145610278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2.8cm" svg:height="1cm" svg:x="5.4cm" svg:y="10.5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118cm" svg:height="0.666cm" svg:x="24.882cm" svg:y="13.034cm">
          <draw:text-box>
            <text:p text:style-name="P1"><text:span text:style-name="T1">MySQL protocol</text:span></text:p>
          </draw:text-box>
        </draw:frame>
        <draw:line draw:style-name="gr10" draw:text-style-name="P1" draw:layer="layout" svg:x1="0.9cm" svg:y1="15.7cm" svg:x2="29.2cm" svg:y2="15.7cm">
          <text:p/>
        </draw:line>
        <draw:custom-shape draw:style-name="gr11" draw:text-style-name="P2" draw:layer="layout" svg:width="4.2cm" svg:height="1cm" svg:x="0.9cm" svg:y="16.5cm">
          <text:p text:style-name="P1"><text:span text:style-name="T1">AMQP Broker (qpid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3.7cm" svg:y="0.6cm">
          <text:p text:style-name="P1"><text:span text:style-name="T1">Class based on</text:span></text:p>
          <text:p text:style-name="P1"><text:span text:style-name="T1">HatoholThreadBase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.721cm" svg:height="0.666cm" svg:x="17.9cm" svg:y="0.5cm">
          <draw:text-box>
            <text:p text:style-name="P4"><text:span text:style-name="T1">Legend</text:span></text:p>
          </draw:text-box>
        </draw:frame>
        <draw:custom-shape draw:style-name="gr7" draw:text-style-name="P1" draw:layer="layout" svg:width="0.9cm" svg:height="5.4cm" svg:x="1.7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10.7cm" svg:height="1.6cm" svg:x="17.9cm" svg:y="0.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cm" svg:height="1.1cm" svg:x="19.7cm" svg:y="0.6cm">
          <text:p text:style-name="P1"><text:span text:style-name="T1">External Program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cm" svg:height="2.5cm" svg:x="22.8cm" svg:y="16.7cm">
          <text:p text:style-name="P1"><text:span text:style-name="T1">MySQL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cm" svg:height="2.2cm" svg:x="0.9cm" svg:y="18.2cm">
          <text:p text:style-name="P1"><text:span text:style-name="T1">hatohol-arm-plugin-zabbix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cm" svg:height="1cm" svg:x="2.2cm" svg:y="19.2cm">
          <text:p text:style-name="P1"><text:span text:style-name="T1">ZabbixAPI</text:span></text:p>
          <text:p text:style-name="P1"><text:span text:style-name="T1">(libsoup)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1.302cm" svg:x="3cm" svg:y="17.198cm">
          <text:p/>
          <draw:enhanced-geometry svg:viewBox="0 0 21600 21600" draw:text-areas="?f0 ?f8 ?f2 ?f9" draw:type="up-down-arrow" draw:modifiers="5681.68701442841 7947.3053892215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2cm" svg:height="1.5cm" svg:x="10.8cm" svg:y="18.175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draw:layer="layout" svg:width="3.8cm" svg:height="2.875cm" svg:x="9.9cm" svg:y="16.9cm">
          <text:p text:style-name="P1"><text:span text:style-name="T1">MySQL server</text:span></text:p>
          <text:p text:style-name="P1"><text:span text:style-name="T1">for NDOUtil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9cm" svg:height="5.7cm" svg:x="11.3cm" svg:y="11.3cm">
          <text:p/>
          <draw:enhanced-geometry svg:viewBox="0 0 21600 21600" draw:text-areas="?f0 ?f8 ?f2 ?f9" draw:type="up-down-arrow" draw:modifiers="5969.36736958935 2298.015935010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6" draw:layer="layout" svg:width="10.209cm" svg:height="0.848cm" svg:x="0.5cm" svg:y="0.3cm">
          <draw:text-box>
            <text:p text:style-name="P4"><text:span text:style-name="T3">Major components related to data stream</text:span></text:p>
          </draw:text-box>
        </draw:frame>
        <draw:custom-shape draw:style-name="gr9" draw:text-style-name="P5" draw:layer="layout" svg:width="2.5cm" svg:height="2.3cm" svg:x="19cm" svg:y="10.7cm">
          <text:p text:style-name="P4"><text:span text:style-name="T1">- Triggers</text:span></text:p>
          <text:p text:style-name="P4"><text:span text:style-name="T1">- Events</text:span></text:p>
          <text:p text:style-name="P4"><text:span text:style-name="T1">- Items</text:span></text:p>
          <text:p text:style-name="P4"><text:span text:style-name="T1">- Hosts</text:span></text:p>
          <text:p text:style-name="P4"><text:span text:style-name="T1">- Hostgroups</text:span></text:p>
          <draw:enhanced-geometry svg:viewBox="0 0 21600 21600" draw:glue-points="10800 0 0 10800 10800 21600 21600 10800 ?f40 ?f41" draw:text-areas="0 0 21600 21600" draw:type="rectangular-callout" draw:modifiers="-5596.48140743703 8833.37679269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5" draw:layer="layout" svg:width="8.1cm" svg:height="1.3cm" svg:x="14.5cm" svg:y="13.1cm">
          <text:p text:style-name="P4"><text:span text:style-name="T1">Tables that is similar to those of Zabbix server.</text:span></text:p>
          <text:p text:style-name="P4"><text:span text:style-name="T1">In fact, they are not used effectively.</text:span></text:p>
          <text:p text:style-name="P4"><text:span text:style-name="T1">This DB will be removed in the future.</text:span></text:p>
          <draw:enhanced-geometry svg:viewBox="0 0 21600 21600" draw:glue-points="10800 0 0 10800 10800 21600 21600 10800 ?f40 ?f41" draw:text-areas="0 0 21600 21600" draw:type="rectangular-callout" draw:modifiers="-1015.87458338477 -20022.75172943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2.7cm" svg:height="1.4cm" svg:x="17.7cm" svg:y="8.2cm">
          <text:p/>
          <draw:enhanced-geometry svg:viewBox="0 0 21600 21600" draw:text-areas="?f0 ?f8 ?f2 ?f9" draw:type="up-down-arrow" draw:modifiers="4749.93481095176 7292.5053533190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5" draw:layer="layout" svg:width="2.085cm" svg:height="0.666cm" svg:x="20.933cm" svg:y="8.5cm">
          <draw:text-box>
            <text:p text:style-name="P4"><text:span text:style-name="T1">ItemTable</text:span></text:p>
          </draw:text-box>
        </draw:frame>
        <draw:line draw:style-name="gr10" draw:text-style-name="P1" draw:layer="layout" svg:x1="19.5cm" svg:y1="8.9cm" svg:x2="21.1cm" svg:y2="8.8cm">
          <text:p/>
        </draw:line>
        <draw:custom-shape draw:style-name="gr3" draw:text-style-name="P2" draw:layer="layout" svg:width="3.4cm" svg:height="0.9cm" svg:x="24.6cm" svg:y="3.2cm">
          <text:p text:style-name="P1"><text:span text:style-name="T1">Sess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0.6cm" svg:x="7.225cm" svg:y="3.4cm">
          <text:p text:style-name="P1"><text:span text:style-name="T1">ActionColl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4" draw:text-style-name="P1" draw:layer="layout" svg:width="5.299cm" svg:height="4.499cm" svg:x="11.8cm" svg:y="3cm" svg:viewBox="0 0 5300 4500" draw:points="5300,4500 5300,0 0,0">
          <text:p/>
        </draw:polyline>
        <draw:frame draw:style-name="gr15" draw:text-style-name="P2" draw:layer="layout" svg:width="5.971cm" svg:height="0.666cm" svg:x="12cm" svg:y="2.4cm">
          <draw:text-box>
            <text:p text:style-name="P1"><text:span text:style-name="T1">Check the events before the save</text:span></text:p>
          </draw:text-box>
        </draw:frame>
        <draw:custom-shape draw:style-name="gr3" draw:text-style-name="P2" draw:layer="layout" svg:width="4.6cm" svg:height="0.7cm" svg:x="2.2cm" svg:y="2.6cm">
          <text:p text:style-name="P1"><text:span text:style-name="T1">Named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0.7cm" svg:x="7.2cm" svg:y="1.8cm">
          <text:p text:style-name="P1"><text:span text:style-name="T1">IssueSen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IPAexGothic" svg:font-family="IPAexGothic" style:font-family-generic="roman" style:font-pitch="variable"/>
    <style:font-face style:name="Liberation Sans" svg:font-family="'Liberation Sans'" style:font-family-generic="roman" style:font-pitch="variable"/>
    <style:font-face style:name="IPAexGothic1" svg:font-family="IPAex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" fo:font-size="24pt" fo:language="en" fo:country="US" style:font-name-asian="IPAexGothic1" style:font-size-asian="24pt" style:language-asian="ja" style:country-asian="JP" style:font-name-complex="IPAex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IPAexGothic1" style:font-family-asian="IPAex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06-24T16:00:20</meta:creation-date>
    <meta:generator>LibreOffice/4.2.4.2$Linux_X86_64 LibreOffice_project/420m0$Build-2</meta:generator>
    <dc:date>2014-07-05T15:23:21.731707363</dc:date>
    <meta:editing-duration>PT15H59M</meta:editing-duration>
    <meta:editing-cycles>17</meta:editing-cycles>
    <dc:creator>kyamato </dc:creator>
    <meta:document-statistic meta:object-count="65"/>
  </office:meta>
</office:document-meta>
</file>